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3555" officeooo:paragraph-rsid="001735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at is the correct value to return to the operating system upon the successful completion of a program?</text:p>
      <text:p text:style-name="P1"><text:tab/>A: 0</text:p>
      <text:p text:style-name="P1">2. What is the only function all C++ programs must contain?</text:p>
      <text:p text:style-name="P1"><text:tab/>A: main()</text:p>
      <text:p text:style-name="P1">3. What punctuation is used to signal the beginning and end of code blocks?</text:p>
      <text:p text:style-name="P1"><text:tab/>A: <text:s/>{}</text:p>
      <text:p text:style-name="P1">4. What punctuation ends most lines of C++ code?</text:p>
      <text:p text:style-name="P1"><text:tab/>A: ;</text:p>
      <text:p text:style-name="P1">5. Which of the following is a correct comment?</text:p>
      <text:p text:style-name="P1"><text:tab/>A: /* */</text:p>
      <text:p text:style-name="P1">6. What header file do you need to use to get access to cout?</text:p>
      <text:p text:style-name="P1"><text:tab/>A: iostrea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5:27:50.159985978</meta:creation-date>
    <meta:generator>LibreOffice/4.2.3.3$Linux_X86_64 LibreOffice_project/420m0$Build-3</meta:generator>
    <dc:date>2014-06-11T15:39:27.310133084</dc:date>
    <meta:editing-duration>P0D</meta:editing-duration>
    <meta:editing-cycles>1</meta:editing-cycles>
    <meta:document-statistic meta:table-count="0" meta:image-count="0" meta:object-count="0" meta:page-count="1" meta:paragraph-count="12" meta:word-count="89" meta:character-count="445" meta:non-whitespace-character-count="361"/>
  </office:meta>
</office:document-meta>
</file>